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lonna MT" svg:font-family="'Colonna MT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lonna MT" fo:font-size="24pt" officeooo:rsid="0018ab45" officeooo:paragraph-rsid="0018ab45" style:font-size-asian="21pt" style:font-size-complex="24pt"/>
    </style:style>
    <style:style style:name="P2" style:family="paragraph" style:parent-style-name="Standard">
      <style:text-properties style:font-name="Colonna MT" fo:font-size="22pt" officeooo:rsid="0018ab45" officeooo:paragraph-rsid="0018ab45" style:font-size-asian="19.25pt" style:font-size-complex="22pt"/>
    </style:style>
    <style:style style:name="P3" style:family="paragraph" style:parent-style-name="Standard">
      <style:text-properties style:font-name="Colonna MT" fo:font-size="15pt" officeooo:rsid="0018ab45" officeooo:paragraph-rsid="0018ab45" style:font-size-asian="13.1000003814697pt" style:font-size-complex="15pt"/>
    </style:style>
    <style:style style:name="P4" style:family="paragraph" style:parent-style-name="Standard">
      <style:text-properties style:font-name="Colonna MT" fo:font-size="15pt" officeooo:rsid="001c360c" officeooo:paragraph-rsid="001c360c" style:font-size-asian="13.1000003814697pt" style:font-size-complex="15pt"/>
    </style:style>
    <style:style style:name="P5" style:family="paragraph" style:parent-style-name="Standard">
      <style:text-properties style:font-name="Colonna MT" fo:font-size="15pt" officeooo:rsid="001c959d" officeooo:paragraph-rsid="001c959d" style:font-size-asian="13.1000003814697pt" style:font-size-complex="15pt"/>
    </style:style>
    <style:style style:name="P6" style:family="paragraph" style:parent-style-name="Standard">
      <style:text-properties fo:color="#904a11" style:font-name="Colonna MT" fo:font-size="24pt" fo:font-weight="bold" officeooo:rsid="0018ab45" officeooo:paragraph-rsid="0018ab45" style:font-size-asian="21pt" style:font-weight-asian="bold" style:font-size-complex="24pt" style:font-weight-complex="bold"/>
    </style:style>
    <style:style style:name="P7" style:family="paragraph" style:parent-style-name="Standard">
      <style:text-properties fo:color="#904a11" style:font-name="Colonna MT" fo:font-size="24pt" fo:font-weight="bold" officeooo:rsid="0018ab45" officeooo:paragraph-rsid="0018ab45" style:font-size-asian="24pt" style:font-weight-asian="bold" style:font-size-complex="24pt" style:font-weight-complex="bold"/>
    </style:style>
    <style:style style:name="P8" style:family="paragraph" style:parent-style-name="Standard">
      <style:text-properties fo:color="#904a11" style:font-name="Colonna MT" fo:font-size="24pt" fo:font-weight="bold" officeooo:rsid="001c360c" officeooo:paragraph-rsid="001c360c" style:font-size-asian="24pt" style:font-weight-asian="bold" style:font-size-complex="24pt" style:font-weight-complex="bold"/>
    </style:style>
    <style:style style:name="P9" style:family="paragraph" style:parent-style-name="Standard">
      <style:text-properties fo:color="#4d2809" style:font-name="Colonna MT" fo:font-size="32pt" fo:font-weight="bold" officeooo:rsid="0018ab45" officeooo:paragraph-rsid="0018ab45" style:font-size-asian="32pt" style:font-weight-asian="bold" style:font-size-complex="32pt" style:font-weight-complex="bold"/>
    </style:style>
    <style:style style:name="P10" style:family="paragraph" style:parent-style-name="Standard" style:list-style-name="L1">
      <style:text-properties style:font-name="Colonna MT" fo:font-size="15pt" officeooo:rsid="0018ab45" officeooo:paragraph-rsid="0018ab45" style:font-size-asian="13.1000003814697pt" style:font-size-complex="15pt"/>
    </style:style>
    <style:style style:name="P11" style:family="paragraph" style:parent-style-name="Standard" style:list-style-name="L2">
      <style:text-properties style:font-name="Colonna MT" fo:font-size="15pt" officeooo:rsid="0018ab45" officeooo:paragraph-rsid="0018ab45" style:font-size-asian="13.1000003814697pt" style:font-size-complex="15pt"/>
    </style:style>
    <style:style style:name="P12" style:family="paragraph" style:parent-style-name="Standard" style:list-style-name="L3">
      <style:text-properties style:font-name="Colonna MT" fo:font-size="15pt" officeooo:rsid="0018ab45" officeooo:paragraph-rsid="0018ab45" style:font-size-asian="13.1000003814697pt" style:font-size-complex="15pt"/>
    </style:style>
    <style:style style:name="P13" style:family="paragraph" style:parent-style-name="Standard">
      <style:text-properties style:font-name="Colonna MT" fo:font-size="15pt" officeooo:rsid="0018ab45" officeooo:paragraph-rsid="0018ab45" style:font-size-asian="13.1000003814697pt" style:font-size-complex="15pt"/>
    </style:style>
    <style:style style:name="P14" style:family="paragraph" style:parent-style-name="Standard" style:list-style-name="L4">
      <style:text-properties style:font-name="Colonna MT" fo:font-size="15pt" officeooo:rsid="001a82cf" officeooo:paragraph-rsid="001a82cf" style:font-size-asian="13.1000003814697pt" style:font-size-complex="15pt"/>
    </style:style>
    <style:style style:name="P15" style:family="paragraph" style:parent-style-name="Standard">
      <style:text-properties style:font-name="Colonna MT" fo:font-size="15pt" officeooo:rsid="001a82cf" officeooo:paragraph-rsid="001e92dc" style:font-size-asian="13.1000003814697pt" style:font-size-complex="15pt"/>
    </style:style>
    <style:style style:name="P16" style:family="paragraph" style:parent-style-name="Standard" style:list-style-name="L5">
      <style:text-properties style:font-name="Colonna MT" fo:font-size="15pt" officeooo:rsid="001c360c" officeooo:paragraph-rsid="001e92dc" style:font-size-asian="13.1000003814697pt" style:font-size-complex="15pt"/>
    </style:style>
    <style:style style:name="P17" style:family="paragraph" style:parent-style-name="Standard" style:list-style-name="L12">
      <style:text-properties style:font-name="Colonna MT" fo:font-size="15pt" officeooo:rsid="001c360c" officeooo:paragraph-rsid="001e92dc" style:font-size-asian="13.1000003814697pt" style:font-size-complex="15pt"/>
    </style:style>
    <style:style style:name="P18" style:family="paragraph" style:parent-style-name="Standard" style:list-style-name="L7">
      <style:text-properties style:font-name="Colonna MT" fo:font-size="15pt" officeooo:rsid="001c959d" officeooo:paragraph-rsid="001c959d" style:font-size-asian="13.1000003814697pt" style:font-size-complex="15pt"/>
    </style:style>
    <style:style style:name="P19" style:family="paragraph" style:parent-style-name="Standard" style:list-style-name="L8">
      <style:text-properties style:font-name="Colonna MT" fo:font-size="15pt" officeooo:rsid="001c959d" officeooo:paragraph-rsid="001c959d" style:font-size-asian="13.1000003814697pt" style:font-size-complex="15pt"/>
    </style:style>
    <style:style style:name="P20" style:family="paragraph" style:parent-style-name="Standard" style:list-style-name="L9">
      <style:text-properties style:font-name="Colonna MT" fo:font-size="15pt" officeooo:rsid="001c959d" officeooo:paragraph-rsid="001e92dc" style:font-size-asian="13.1000003814697pt" style:font-size-complex="15pt"/>
    </style:style>
    <style:style style:name="P21" style:family="paragraph" style:parent-style-name="Standard">
      <style:text-properties style:font-name="Colonna MT" fo:font-size="15pt" officeooo:rsid="001c959d" officeooo:paragraph-rsid="001c959d" style:font-size-asian="13.1000003814697pt" style:font-size-complex="15pt"/>
    </style:style>
    <style:style style:name="P22" style:family="paragraph" style:parent-style-name="Standard" style:list-style-name="L13">
      <style:text-properties style:font-name="Colonna MT" fo:font-size="15pt" officeooo:rsid="001c959d" officeooo:paragraph-rsid="001e92dc" style:font-size-asian="13.1000003814697pt" style:font-size-complex="15pt"/>
    </style:style>
    <style:style style:name="P23" style:family="paragraph" style:parent-style-name="Standard">
      <style:text-properties style:font-name="Colonna MT" fo:font-size="15pt" officeooo:rsid="001e92dc" officeooo:paragraph-rsid="001e92dc" style:font-size-asian="13.1000003814697pt" style:font-size-complex="15pt"/>
    </style:style>
    <style:style style:name="P24" style:family="paragraph" style:parent-style-name="Standard" style:list-style-name="L11">
      <style:text-properties style:font-name="Colonna MT" fo:font-size="15pt" officeooo:rsid="001e92dc" officeooo:paragraph-rsid="001e92dc" style:font-size-asian="13.1000003814697pt" style:font-size-complex="15pt"/>
    </style:style>
    <style:style style:name="P25" style:family="paragraph" style:parent-style-name="Standard" style:list-style-name="L14">
      <style:text-properties style:font-name="Colonna MT" fo:font-size="15pt" officeooo:rsid="001e92dc" officeooo:paragraph-rsid="001e92dc" style:font-size-asian="13.1000003814697pt" style:font-size-complex="15pt"/>
    </style:style>
    <style:style style:name="P26" style:family="paragraph" style:parent-style-name="Standard" style:list-style-name="L14">
      <style:text-properties style:font-name="Colonna MT" fo:font-size="15pt" officeooo:rsid="001e92dc" officeooo:paragraph-rsid="001f2b70" style:font-size-asian="13.1000003814697pt" style:font-size-complex="15pt"/>
    </style:style>
    <style:style style:name="P27" style:family="paragraph" style:parent-style-name="Standard" style:list-style-name="L15">
      <style:text-properties style:font-name="Colonna MT" fo:font-size="15pt" officeooo:rsid="001fbb41" officeooo:paragraph-rsid="001fbb41" style:font-size-asian="13.1000003814697pt" style:font-size-complex="15pt"/>
    </style:style>
    <style:style style:name="P28" style:family="paragraph" style:parent-style-name="Standard" style:list-style-name="L15">
      <style:text-properties style:font-name="Colonna MT" fo:font-size="15pt" officeooo:rsid="0020c548" officeooo:paragraph-rsid="0020c548" style:font-size-asian="13.1000003814697pt" style:font-size-complex="15pt"/>
    </style:style>
    <style:style style:name="P29" style:family="paragraph" style:parent-style-name="Standard">
      <style:text-properties style:font-name="Colonna MT" fo:font-size="15pt" officeooo:rsid="0020c548" officeooo:paragraph-rsid="0020c548" style:font-size-asian="13.1000003814697pt" style:font-size-complex="15pt"/>
    </style:style>
    <style:style style:name="P30" style:family="paragraph" style:parent-style-name="Standard" style:list-style-name="L16">
      <style:text-properties style:font-name="Colonna MT" fo:font-size="15pt" officeooo:rsid="0020c548" officeooo:paragraph-rsid="0020c548" style:font-size-asian="13.1000003814697pt" style:font-size-complex="15pt"/>
    </style:style>
    <style:style style:name="P31" style:family="paragraph" style:parent-style-name="Standard" style:list-style-name="L2">
      <style:text-properties style:font-name="Colonna MT" fo:font-size="15pt" fo:font-weight="bold" officeooo:rsid="0018ab45" officeooo:paragraph-rsid="0018ab45" style:font-size-asian="13.1000003814697pt" style:font-weight-asian="bold" style:font-size-complex="15pt" style:font-weight-complex="bold"/>
    </style:style>
    <style:style style:name="P32" style:family="paragraph" style:parent-style-name="Standard" style:list-style-name="L4">
      <style:text-properties style:font-name="Colonna MT" fo:font-size="15pt" fo:font-weight="bold" officeooo:rsid="001a82cf" officeooo:paragraph-rsid="001a82cf" style:font-size-asian="13.1000003814697pt" style:font-weight-asian="bold" style:font-size-complex="15pt" style:font-weight-complex="bold"/>
    </style:style>
    <style:style style:name="P33" style:family="paragraph" style:parent-style-name="Standard" style:list-style-name="L12">
      <style:text-properties style:font-name="Colonna MT" fo:font-size="15pt" fo:font-weight="bold" officeooo:rsid="001c360c" officeooo:paragraph-rsid="001e92dc" style:font-size-asian="13.1000003814697pt" style:font-weight-asian="bold" style:font-size-complex="15pt" style:font-weight-complex="bold"/>
    </style:style>
    <style:style style:name="P34" style:family="paragraph" style:parent-style-name="Standard" style:list-style-name="L8">
      <style:text-properties style:font-name="Colonna MT" fo:font-size="15pt" fo:font-weight="bold" officeooo:rsid="001c959d" officeooo:paragraph-rsid="001c959d" style:font-size-asian="13.1000003814697pt" style:font-weight-asian="bold" style:font-size-complex="15pt" style:font-weight-complex="bold"/>
    </style:style>
    <style:style style:name="P35" style:family="paragraph" style:parent-style-name="Standard" style:list-style-name="L13">
      <style:text-properties style:font-name="Colonna MT" fo:font-size="15pt" fo:font-weight="bold" officeooo:rsid="001c959d" officeooo:paragraph-rsid="001e92dc" style:font-size-asian="13.1000003814697pt" style:font-weight-asian="bold" style:font-size-complex="15pt" style:font-weight-complex="bold"/>
    </style:style>
    <style:style style:name="P36" style:family="paragraph" style:parent-style-name="Standard" style:list-style-name="L14">
      <style:text-properties style:font-name="Colonna MT" fo:font-size="15pt" fo:font-weight="bold" officeooo:rsid="001e92dc" officeooo:paragraph-rsid="001e92dc" style:font-size-asian="13.1000003814697pt" style:font-weight-asian="bold" style:font-size-complex="15pt" style:font-weight-complex="bold"/>
    </style:style>
    <style:style style:name="P37" style:family="paragraph" style:parent-style-name="Standard">
      <style:text-properties fo:color="#904a11" style:font-name="Colonna MT" fo:font-size="24pt" fo:font-weight="bold" officeooo:rsid="001c360c" officeooo:paragraph-rsid="001e92dc" style:font-size-asian="24pt" style:font-weight-asian="bold" style:font-size-complex="24pt" style:font-weight-complex="bold"/>
    </style:style>
    <style:style style:name="P38" style:family="paragraph" style:parent-style-name="Standard">
      <style:text-properties fo:color="#904a11" style:font-name="Colonna MT" fo:font-size="24pt" fo:font-weight="bold" officeooo:rsid="001e92dc" officeooo:paragraph-rsid="001e92dc" style:font-size-asian="24pt" style:font-weight-asian="bold" style:font-size-complex="24pt" style:font-weight-complex="bold"/>
    </style:style>
    <style:style style:name="P39" style:family="paragraph" style:parent-style-name="Standard">
      <style:text-properties fo:color="#904a11" style:font-name="Colonna MT" fo:font-size="24pt" fo:font-weight="bold" officeooo:rsid="001fbb41" officeooo:paragraph-rsid="001fbb41" style:font-size-asian="24pt" style:font-weight-asian="bold" style:font-size-complex="24pt" style:font-weight-complex="bold"/>
    </style:style>
    <style:style style:name="P40" style:family="paragraph" style:parent-style-name="Standard">
      <style:text-properties fo:color="#904a11" style:font-name="Colonna MT" fo:font-size="24pt" fo:font-weight="bold" officeooo:rsid="0020c548" officeooo:paragraph-rsid="0020c548" style:font-size-asian="24pt" style:font-weight-asian="bold" style:font-size-complex="24pt" style:font-weight-complex="bold"/>
    </style:style>
    <style:style style:name="P41" style:family="paragraph" style:parent-style-name="Standard">
      <style:text-properties fo:color="#904a11" style:font-name="Colonna MT" fo:font-size="22pt" fo:font-weight="bold" officeooo:rsid="001c959d" officeooo:paragraph-rsid="001e92dc" style:font-size-asian="22pt" style:font-weight-asian="bold" style:font-size-complex="22pt" style:font-weight-complex="bold"/>
    </style:style>
    <style:style style:name="P42" style:family="paragraph" style:parent-style-name="Standard">
      <style:text-properties fo:color="#4d2809" style:font-name="Colonna MT" fo:font-size="15pt" fo:font-weight="bold" officeooo:rsid="0018ab45" officeooo:paragraph-rsid="0018ab45" style:font-size-asian="13.1000003814697pt" style:font-weight-asian="bold" style:font-size-complex="15pt" style:font-weight-complex="bold"/>
    </style:style>
    <style:style style:name="P43" style:family="paragraph" style:parent-style-name="Standard">
      <style:text-properties fo:color="#4d2809" style:font-name="Colonna MT" fo:font-size="15pt" fo:font-weight="bold" officeooo:rsid="001c360c" officeooo:paragraph-rsid="001e92dc" style:font-size-asian="13.1000003814697pt" style:font-weight-asian="bold" style:font-size-complex="15pt" style:font-weight-complex="bold"/>
    </style:style>
    <style:style style:name="P44" style:family="paragraph" style:parent-style-name="Standard">
      <style:text-properties fo:color="#4d2809" style:font-name="Colonna MT" fo:font-size="15pt" fo:font-weight="bold" officeooo:rsid="001c360c" officeooo:paragraph-rsid="001c360c" style:font-size-asian="13.1000003814697pt" style:font-weight-asian="bold" style:font-size-complex="15pt" style:font-weight-complex="bold"/>
    </style:style>
    <style:style style:name="P45" style:family="paragraph" style:parent-style-name="Standard">
      <style:text-properties fo:color="#4d2809" style:font-name="Colonna MT" fo:font-size="15pt" fo:font-weight="bold" officeooo:rsid="001c959d" officeooo:paragraph-rsid="001e92dc" style:font-size-asian="13.1000003814697pt" style:font-weight-asian="bold" style:font-size-complex="15pt" style:font-weight-complex="bold"/>
    </style:style>
    <style:style style:name="P46" style:family="paragraph" style:parent-style-name="Standard">
      <style:text-properties fo:color="#4d2809" style:font-name="Colonna MT" fo:font-size="15pt" fo:font-weight="bold" officeooo:rsid="001c959d" officeooo:paragraph-rsid="001c959d" style:font-size-asian="13.1000003814697pt" style:font-weight-asian="bold" style:font-size-complex="15pt" style:font-weight-complex="bold"/>
    </style:style>
    <style:style style:name="P47" style:family="paragraph" style:parent-style-name="Standard">
      <style:text-properties fo:color="#4d2809" style:font-name="Colonna MT" fo:font-size="15pt" fo:font-weight="bold" officeooo:rsid="001e92dc" officeooo:paragraph-rsid="001e92dc" style:font-size-asian="13.1000003814697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9f1" style:font-weight-asian="bold" style:font-weight-complex="bold"/>
    </style:style>
    <style:style style:name="T3" style:family="text">
      <style:text-properties fo:font-weight="bold" officeooo:rsid="001c360c" style:font-weight-asian="bold" style:font-weight-complex="bold"/>
    </style:style>
    <style:style style:name="T4" style:family="text">
      <style:text-properties style:text-line-through-style="none" style:text-line-through-type="none" fo:font-style="normal" style:text-underline-style="none" officeooo:rsid="001a82cf" style:font-style-asian="normal" style:font-style-complex="normal"/>
    </style:style>
    <style:style style:name="T5" style:family="text">
      <style:text-properties style:text-line-through-style="none" style:text-line-through-type="none" fo:font-style="normal" style:text-underline-style="none" officeooo:rsid="001c360c" style:font-style-asian="normal" style:font-style-complex="normal"/>
    </style:style>
    <style:style style:name="T6" style:family="text">
      <style:text-properties officeooo:rsid="001b79f1"/>
    </style:style>
    <style:style style:name="T7" style:family="text">
      <style:text-properties officeooo:rsid="001c360c"/>
    </style:style>
    <style:style style:name="T8" style:family="text">
      <style:text-properties officeooo:rsid="001cd8c0"/>
    </style:style>
    <style:style style:name="T9" style:family="text">
      <style:text-properties officeooo:rsid="001e92dc"/>
    </style:style>
    <style:style style:name="T10" style:family="text">
      <style:text-properties officeooo:rsid="001a82cf"/>
    </style:style>
    <style:style style:name="T11" style:family="text">
      <style:text-properties officeooo:rsid="001f2b70"/>
    </style:style>
    <style:style style:name="T12" style:family="text">
      <style:text-properties fo:color="#904a11" fo:font-weight="bold" style:font-weight-asian="bold" style:font-weight-complex="bold"/>
    </style:style>
    <style:style style:name="T13" style:family="text">
      <style:text-properties fo:color="#4d2809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ffee shop C++ project documentation</text:p>
      <text:p text:style-name="P1"/>
      <text:p text:style-name="P6">Beverage</text:p>
      <text:p text:style-name="P42">Attributes:</text:p>
      <text:list xml:id="list2961158755" text:style-name="L1">
        <text:list-item>
          <text:p text:style-name="P10"><text:span text:style-name="T1">float price</text:span> – the price of th<text:span text:style-name="T9">e</text:span> beverage</text:p>
        </text:list-item>
        <text:list-item>
          <text:p text:style-name="P10"><text:span text:style-name="T1">string name</text:span> – the name of the beverage</text:p>
        </text:list-item>
      </text:list>
      <text:p text:style-name="P42">Functions:</text:p>
      <text:list xml:id="list4056983118" text:style-name="L2">
        <text:list-item>
          <text:p text:style-name="P11"><text:span text:style-name="T1">Constructors:</text:span> <text:span text:style-name="T1">()</text:span> and <text:span text:style-name="T1">(string name, float price)</text:span></text:p>
        </text:list-item>
        <text:list-item>
          <text:p text:style-name="P31">Destructor</text:p>
        </text:list-item>
        <text:list-item>
          <text:p text:style-name="P31">Getters: price, name</text:p>
        </text:list-item>
        <text:list-item>
          <text:p text:style-name="P31">Setters: price</text:p>
        </text:list-item>
        <text:list-item>
          <text:p text:style-name="P11"><text:span text:style-name="T3">string virtual </text:span><text:span text:style-name="T1">getTypeString() </text:span>- <text:span text:style-name="T7">a</text:span> <text:span text:style-name="T7">getter that</text:span><text:span text:style-name="T4"> </text:span><text:span text:style-name="T5">returns value but as a string</text:span></text:p>
        </text:list-item>
        <text:list-item>
          <text:p text:style-name="P11"><text:span text:style-name="T3">void virtual </text:span><text:span text:style-name="T1">showBeverage()</text:span> - <text:span text:style-name="T7">prints the beverage‘s attributes</text:span></text:p>
        </text:list-item>
        <text:list-item>
          <text:p text:style-name="P11"><text:span text:style-name="T3">void virtual </text:span><text:span text:style-name="T1">writeToFile(fstream* f)</text:span> – <text:s/><text:span text:style-name="T7">writes beverage attributes to a file</text:span></text:p>
        </text:list-item>
        <text:list-item>
          <text:p text:style-name="P11"><text:span text:style-name="T3">void virtual </text:span><text:span text:style-name="T1">readFromFile(fstream* f)</text:span> – <text:s/><text:span text:style-name="T7">reads beverage‘s info from file and stores it in beverage attributes</text:span></text:p>
        </text:list-item>
      </text:list>
      <text:p text:style-name="P15"/>
      <text:p text:style-name="P37">Coffee : <text:span text:style-name="T9">Beverage</text:span></text:p>
      <text:p text:style-name="P43">Attributes:</text:p>
      <text:list xml:id="list1312987173" text:style-name="L5">
        <text:list-item>
          <text:p text:style-name="P16"><text:span text:style-name="T1">coffeeType type</text:span> – the type of the coffee</text:p>
        </text:list-item>
      </text:list>
      <text:p text:style-name="P43">Functions:</text:p>
      <text:list xml:id="list419700306" text:style-name="L12">
        <text:list-item>
          <text:p text:style-name="P17"><text:span text:style-name="T1">Constructors:</text:span> <text:span text:style-name="T1">()</text:span> and <text:span text:style-name="T1">(coffeeType t, string name, float price)</text:span></text:p>
        </text:list-item>
        <text:list-item>
          <text:p text:style-name="P33">Destructor</text:p>
        </text:list-item>
        <text:list-item>
          <text:p text:style-name="P33">Getters: type</text:p>
        </text:list-item>
        <text:list-item>
          <text:p text:style-name="P17"><text:span text:style-name="T1">string getTypeString()</text:span> - getter, but returns coffee type as string</text:p>
        </text:list-item>
        <text:list-item>
          <text:p text:style-name="P17"><text:span text:style-name="T1">void showBeverage()</text:span> - prints the coffee‘s attributes</text:p>
        </text:list-item>
        <text:list-item>
          <text:p text:style-name="P17"><text:span text:style-name="T1">void writeToFile(fstream* f)</text:span> – writes coffe<text:span text:style-name="T8">e</text:span> attrbutes to a file</text:p>
        </text:list-item>
        <text:list-item>
          <text:p text:style-name="P17"><text:span text:style-name="T1">void readFromFile(fstream* f)</text:span> – reads coffee info form file and stores them in attributes</text:p>
        </text:list-item>
      </text:list>
      <text:p text:style-name="P3"/>
      <text:p text:style-name="P41">Tea : <text:span text:style-name="T9">Beverage</text:span></text:p>
      <text:p text:style-name="P45">Attributes:</text:p>
      <text:list xml:id="list3107009160" text:style-name="L9">
        <text:list-item>
          <text:p text:style-name="P20"><text:span text:style-name="T1">teaType type</text:span> – the type of the tea</text:p>
        </text:list-item>
      </text:list>
      <text:p text:style-name="P45">Functions:</text:p>
      <text:list xml:id="list1680985083" text:style-name="L13">
        <text:list-item>
          <text:p text:style-name="P22"><text:soft-page-break/><text:span text:style-name="T1">Constrctors: ()</text:span> and <text:span text:style-name="T1">(teaType t, tring name, float price)</text:span></text:p>
        </text:list-item>
        <text:list-item>
          <text:p text:style-name="P35">Destructor</text:p>
        </text:list-item>
        <text:list-item>
          <text:p text:style-name="P35">Getters: type</text:p>
        </text:list-item>
        <text:list-item>
          <text:p text:style-name="P22"><text:span text:style-name="T1">string getTypeString()</text:span> - getter, but returnd tea type as a string</text:p>
        </text:list-item>
        <text:list-item>
          <text:p text:style-name="P22"><text:span text:style-name="T1">void showBeverage()</text:span> - prints the tea‘s attributes</text:p>
        </text:list-item>
        <text:list-item>
          <text:p text:style-name="P22"><text:span text:style-name="T1">void writeToFile(fstream* f) </text:span>– <text:span text:style-name="T8">writes tea attributes to a file</text:span></text:p>
        </text:list-item>
        <text:list-item>
          <text:p text:style-name="P22"><text:span text:style-name="T1">void readFromFile(fstream* f)</text:span> – <text:span text:style-name="T9">reads tea info from the file and and stores it in attributes</text:span></text:p>
        </text:list-item>
      </text:list>
      <text:p text:style-name="P3"/>
      <text:p text:style-name="P7">Coffee_Shop</text:p>
      <text:p text:style-name="P42">Attributes:</text:p>
      <text:list xml:id="list1077468722" text:style-name="L3">
        <text:list-item>
          <text:p text:style-name="P12"><text:span text:style-name="T1">string name</text:span> – the name of the coffee shop</text:p>
        </text:list-item>
        <text:list-item>
          <text:p text:style-name="P12"><text:span text:style-name="T1">Beverage** menu </text:span>– an array of pointers to beverages that are in the menu</text:p>
        </text:list-item>
        <text:list-item>
          <text:p text:style-name="P12"><text:span text:style-name="T1">int menuSize</text:span> – the number of beverages in the menu</text:p>
        </text:list-item>
        <text:list-item>
          <text:p text:style-name="P12"><text:span text:style-name="T1">fstream menuFile</text:span> – <text:span text:style-name="T6">for file manpulation</text:span></text:p>
        </text:list-item>
        <text:list-item>
          <text:p text:style-name="P12"><text:span text:style-name="T1">Order** pendingOrders</text:span> – an array of pointers to pending orders</text:p>
        </text:list-item>
        <text:list-item>
          <text:p text:style-name="P12"><text:span text:style-name="T1">int orderNumber</text:span> – the number of currently pending orders</text:p>
        </text:list-item>
        <text:list-item>
          <text:p text:style-name="P12"><text:span text:style-name="T1">int serverFD</text:span> – FD for a server that the coffee shop works on</text:p>
        </text:list-item>
      </text:list>
      <text:p text:style-name="P42">Functions:</text:p>
      <text:list xml:id="list1736512192" text:style-name="L4">
        <text:list-item>
          <text:p text:style-name="P14"><text:span text:style-name="T1">Constructors:</text:span> <text:span text:style-name="T1">()</text:span> and <text:span text:style-name="T1">(string name)</text:span></text:p>
        </text:list-item>
        <text:list-item>
          <text:p text:style-name="P32">Destructor</text:p>
        </text:list-item>
        <text:list-item>
          <text:p text:style-name="P14"><text:span text:style-name="T1">void welcomePage()</text:span> - prints only the welcoming header</text:p>
        </text:list-item>
        <text:list-item>
          <text:p text:style-name="P14"><text:span text:style-name="T1">void showMenu() </text:span>- designs a table for the menu and shows each item (beverage)</text:p>
        </text:list-item>
        <text:list-item>
          <text:p text:style-name="P14"><text:span text:style-name="T1">void showOrders() </text:span>- designs a table for orders and shows each order</text:p>
        </text:list-item>
        <text:list-item>
          <text:p text:style-name="P14"><text:span text:style-name="T1">void mainPageSelect()</text:span> - based on customer‘s input value selects an action for the menu <text:span text:style-name="T6">by calling appropriate functions</text:span></text:p>
        </text:list-item>
        <text:list-item>
          <text:p text:style-name="P14"><text:span text:style-name="T1">void addDrink() </text:span>- based on the customer‘s input type adds the drink to the menu <text:span text:style-name="T6">by calling appropriate functions</text:span></text:p>
        </text:list-item>
        <text:list-item>
          <text:p text:style-name="P14"><text:span text:style-name="T1">void addCoffee()</text:span> - when customer wants to add coffee to the menu, this function is called, <text:span text:style-name="T6">adds coffee to the menu</text:span></text:p>
        </text:list-item>
        <text:list-item>
          <text:p text:style-name="P14"><text:span text:style-name="T1">void addTea()</text:span> - <text:span text:style-name="T6">when customer wants to add tea to the menu, this funtion is called, adds tea to the menu</text:span></text:p>
        </text:list-item>
        <text:list-item>
          <text:p text:style-name="P14"><text:span text:style-name="T1">void editDrin</text:span><text:span text:style-name="T2">k</text:span><text:span text:style-name="T1">Price()</text:span> - <text:span text:style-name="T6">changes the price of the selected beverage on the menu</text:span></text:p>
        </text:list-item>
        <text:list-item>
          <text:p text:style-name="P14"><text:span text:style-name="T1">void deleteDrink()</text:span> - <text:span text:style-name="T6">deletes a selected beverage off the menu</text:span></text:p>
        </text:list-item>
        <text:list-item>
          <text:p text:style-name="P14"><text:span text:style-name="T1">void addOrder(Order* o)</text:span> – <text:span text:style-name="T6">adds order o to the pending orders array</text:span></text:p>
        </text:list-item>
        <text:list-item>
          <text:p text:style-name="P14"><text:span text:style-name="T1">void writeMenuToFile() </text:span>- <text:span text:style-name="T6">writes an entire menu to the file by rewriting the old content in „menu.txt“</text:span></text:p>
        </text:list-item>
        <text:list-item>
          <text:p text:style-name="P14"><text:soft-page-break/><text:span text:style-name="T1">void readMenuFromFile()</text:span> - <text:span text:style-name="T6">reads an entire menu from the file „menu.txt“ <text:s/>and stores the data in menu</text:span></text:p>
        </text:list-item>
        <text:list-item>
          <text:p text:style-name="P14"><text:span text:style-name="T1">void configureServer() </text:span>- <text:span text:style-name="T6">configures the server by binding, listening, creating separate thread to accept a client</text:span></text:p>
        </text:list-item>
        <text:list-item>
          <text:p text:style-name="P14"><text:span text:style-name="T1">static DWORD WINAPI acceptClients(LPVOID p)</text:span> – <text:span text:style-name="T6">accepts client, sends coffee shop name and menu, receives order code and for code order 0 creates an order from the data it receives</text:span></text:p>
        </text:list-item>
      </text:list>
      <text:p text:style-name="P4"/>
      <text:p text:style-name="P8">Order</text:p>
      <text:p text:style-name="P44">Attributes:</text:p>
      <text:list xml:id="list556023243" text:style-name="L7">
        <text:list-item>
          <text:p text:style-name="P18"><text:span text:style-name="T1">Beverage* drink</text:span> – the beverage that the user ordered</text:p>
        </text:list-item>
        <text:list-item>
          <text:p text:style-name="P18"><text:span text:style-name="T1">cupSize cup</text:span> – cup size of the beverage </text:p>
        </text:list-item>
        <text:list-item>
          <text:p text:style-name="P18"><text:span text:style-name="T1">vector&lt;topping&gt; toppings</text:span> – an array of toppings the user wants </text:p>
        </text:list-item>
        <text:list-item>
          <text:p text:style-name="P18"><text:span text:style-name="T1">float orderPrice</text:span> – the price of an order</text:p>
        </text:list-item>
        <text:list-item>
          <text:p text:style-name="P18"><text:span text:style-name="T1">User* user</text:span> – the user which order this is</text:p>
        </text:list-item>
      </text:list>
      <text:p text:style-name="P46">Functions:</text:p>
      <text:list xml:id="list3357560004" text:style-name="L8">
        <text:list-item>
          <text:p text:style-name="P19"><text:span text:style-name="T1">Constructors:</text:span> <text:span text:style-name="T1">()</text:span>, <text:span text:style-name="T1">(Beverage* b)</text:span> and <text:span text:style-name="T1">(User* u, Beverage* b)</text:span></text:p>
        </text:list-item>
        <text:list-item>
          <text:p text:style-name="P34">Destructor</text:p>
        </text:list-item>
        <text:list-item>
          <text:p text:style-name="P19"><text:span text:style-name="T1">Setters: cupSize</text:span> and <text:span text:style-name="T1">topping</text:span></text:p>
        </text:list-item>
        <text:list-item>
          <text:p text:style-name="P19"><text:span text:style-name="T1">void calculatePrice()</text:span> - calculates the price of an order</text:p>
        </text:list-item>
        <text:list-item>
          <text:p text:style-name="P19"><text:span text:style-name="T1">void showOrder()</text:span> - prints the order‘s attributes</text:p>
        </text:list-item>
      </text:list>
      <text:p text:style-name="P5"/>
      <text:p text:style-name="P38">User</text:p>
      <text:p text:style-name="P47">Attributes:</text:p>
      <text:list xml:id="list3047393245" text:style-name="L11">
        <text:list-item>
          <text:p text:style-name="P24"><text:span text:style-name="T1">string name</text:span> – the name of the user</text:p>
        </text:list-item>
        <text:list-item>
          <text:p text:style-name="P24"><text:span text:style-name="T1">float balance</text:span> – the user‘s balance</text:p>
        </text:list-item>
      </text:list>
      <text:p text:style-name="P47">Functions:</text:p>
      <text:list xml:id="list2112755504" text:style-name="L14">
        <text:list-item>
          <text:p text:style-name="P25"><text:span text:style-name="T1">Costructors: () </text:span>and <text:span text:style-name="T1">(string name, float balance)</text:span></text:p>
        </text:list-item>
        <text:list-item>
          <text:p text:style-name="P36">Destructor</text:p>
        </text:list-item>
        <text:list-item>
          <text:p text:style-name="P25"><text:span text:style-name="T1">Getters: name</text:span> and <text:span text:style-name="T1">balance</text:span></text:p>
        </text:list-item>
        <text:list-item>
          <text:p text:style-name="P25"><text:span text:style-name="T1">void addToBalance() </text:span>- increases the amount of money on user‘s balance by given number</text:p>
        </text:list-item>
        <text:list-item>
          <text:p text:style-name="P25"><text:span text:style-name="T1">void showInfo() </text:span>- prints user‘s info</text:p>
        </text:list-item>
        <text:list-item>
          <text:p text:style-name="P26"><text:span text:style-name="T1">void mainMenu()</text:span> - <text:span text:style-name="T10">based on user‘s input value selects an action by calling appropriate functions</text:span></text:p>
        </text:list-item>
        <text:list-item>
          <text:p text:style-name="P25"><text:span text:style-name="T1">void connectToCoffeeShop()</text:span> - <text:span text:style-name="T11">configures a socket and connects to a server, receives coffee shop info, prints it and sends the order to server</text:span></text:p>
        </text:list-item>
        <text:list-item>
          <text:p text:style-name="P25"><text:span text:style-name="T1">void order(int fd, int menuSize)</text:span> – <text:span text:style-name="T11">takes the order by sending user‘s inputs to server</text:span></text:p>
        </text:list-item>
      </text:list>
      <text:p text:style-name="P23"/>
      <text:p text:style-name="P39"><text:soft-page-break/>Macros &amp; codes:</text:p>
      <text:list xml:id="list2833462768" text:style-name="L15">
        <text:list-item>
          <text:p text:style-name="P27"><text:span text:style-name="T13">FILENAME</text:span><text:span text:style-name="T1"> „menu.txt“ </text:span>- the file where the menu is saved (acts like a database)</text:p>
        </text:list-item>
        <text:list-item>
          <text:p text:style-name="P27"><text:span text:style-name="T13">CODE_ORDER</text:span><text:span text:style-name="T1"> „1000“</text:span> - the communication code that gets sent when user wants to order from coffee shop</text:p>
        </text:list-item>
        <text:list-item>
          <text:p text:style-name="P27"><text:span text:style-name="T13">CODE_EXIT</text:span><text:span text:style-name="T1"> „2000“</text:span> - the communication code that gets sent when the user wants to exit from coffee shop</text:p>
        </text:list-item>
        <text:list-item>
          <text:p text:style-name="P28"><text:span text:style-name="T13">BUFFER_SIZE</text:span><text:span text:style-name="T1"> 20</text:span> – the size of the buffer that is used for socket communication</text:p>
        </text:list-item>
      </text:list>
      <text:p text:style-name="P29"/>
      <text:p text:style-name="P40">Enums:</text:p>
      <text:list xml:id="list2520364634" text:style-name="L16">
        <text:list-item>
          <text:p text:style-name="P30"><text:span text:style-name="T13">coffeeType</text:span><text:span text:style-name="T1"> (cold, hot)</text:span> – the type a coffee can be</text:p>
        </text:list-item>
        <text:list-item>
          <text:p text:style-name="P30"><text:span text:style-name="T13">teaType</text:span><text:span text:style-name="T1"> (teabag, looseLeaf)</text:span> – the type a tea can be</text:p>
        </text:list-item>
        <text:list-item>
          <text:p text:style-name="P30"><text:span text:style-name="T13">topping</text:span><text:span text:style-name="T1"> (milk, sugar, vanilla, caramel, whipped_cream, cinnamon, cocoa, chocolate, fruit) </text:span>– toppings available for an user to order</text:p>
        </text:list-item>
        <text:list-item>
          <text:p text:style-name="P30"><text:span text:style-name="T13">cupSize</text:span><text:span text:style-name="T1"> (smaller, medium, large)</text:span> – the cup size an user can order</text:p>
        </text:list-item>
      </text:list>
      <text:p text:style-name="P29"/>
      <text:p text:style-name="P29"/>
      <text:p text:style-name="P5"/>
      <text:p text:style-name="P4"/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lonna MT" svg:font-family="'Colonna MT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style:rfc-language-tag="sr-Latn-RS" fo:language="sr" fo:script="Latn" fo:country="R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6T17:21:01.918000000</meta:creation-date>
    <dc:date>2024-09-27T16:21:50.543000000</dc:date>
    <meta:editing-duration>PT59M36S</meta:editing-duration>
    <meta:editing-cycles>2</meta:editing-cycles>
    <meta:generator>Trio_Office/6.2.8.2$Windows_x86 LibreOffice_project/</meta:generator>
    <meta:document-statistic meta:table-count="0" meta:image-count="0" meta:object-count="0" meta:page-count="4" meta:paragraph-count="98" meta:word-count="869" meta:character-count="5033" meta:non-whitespace-character-count="4302"/>
  </office:meta>
</office:document-meta>
</file>